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Heading_20_3">
      <style:text-properties officeooo:paragraph-rsid="0011eb04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Lecture 12: Python Mastery with List Comprehension, Functions as Objects, and Debugging</text:span></text:p>
      <text:p text:style-name="Text_20_body"><text:span text:style-name="Strong_20_Emphasis">Duration: 2 Hours</text:span><text:line-break/></text:p>
      <text:p text:style-name="Horizontal_20_Line"/>
      <text:h text:style-name="Heading_20_2" text:outline-level="2"><text:span text:style-name="Strong_20_Emphasis">Learning Objectives:</text:span></text:h>
      <text:p text:style-name="Text_20_body">By the end of this session, students will be able to:</text:p>
      <text:list text:style-name="L1">
        <text:list-item>
          <text:p text:style-name="P1">Understand and use list comprehensions.</text:p>
        </text:list-item>
        <text:list-item>
          <text:p text:style-name="P1">Treat functions as objects in Python.</text:p>
        </text:list-item>
        <text:list-item>
          <text:p text:style-name="P1">Use keyword and default arguments.</text:p>
        </text:list-item>
        <text:list-item>
          <text:p text:style-name="P1">Debug code using black box and glass box methods.</text:p>
        </text:list-item>
        <text:list-item>
          <text:p text:style-name="P1">Apply all of the above in real-world projects.</text:p>
        </text:list-item>
      </text:list>
      <text:p text:style-name="Horizontal_20_Line"/>
      <text:h text:style-name="Heading_20_2" text:outline-level="2"><text:span text:style-name="Strong_20_Emphasis">PART 1: List Comprehensions (30 minutes)</text:span></text:h>
      <text:h text:style-name="Heading_20_3" text:outline-level="3"><text:span text:style-name="Strong_20_Emphasis">1.1 What is a List Comprehension?</text:span></text:h>
      <text:p text:style-name="Text_20_body">A shorter and cleaner way to create a new list from an existing one.</text:p>
      <text:p text:style-name="Preformatted_20_Text"><text:span text:style-name="Source_20_Text"># Traditional way:</text:span></text:p>
      <text:p text:style-name="Preformatted_20_Text"><text:span text:style-name="Source_20_Text">squares = []</text:span></text:p>
      <text:p text:style-name="Preformatted_20_Text"><text:span text:style-name="Source_20_Text">for x in range(5):</text:span></text:p>
      <text:p text:style-name="Preformatted_20_Text"><text:span text:style-name="Source_20_Text"><text:s text:c="4"/>squares.append(x**2)</text:span></text:p>
      <text:p text:style-name="Preformatted_20_Text"><text:span text:style-name="Source_20_Text">print(squares) <text:s/># Output: [0, 1, 4, 9, 16]</text:span></text:p>
      <text:p text:style-name="Preformatted_20_Text"/>
      <text:p text:style-name="Preformatted_20_Text"><text:span text:style-name="Source_20_Text"># List comprehension way:</text:span></text:p>
      <text:p text:style-name="Preformatted_20_Text"><text:span text:style-name="Source_20_Text">squares = [x**2 for x in range(5)]</text:span></text:p>
      <text:p text:style-name="P2"><text:span text:style-name="Source_20_Text">print(squares) <text:s/># Output: [0, 1, 4, 9, 16]</text:span></text:p>
      <text:h text:style-name="Heading_20_3" text:outline-level="3"><text:span text:style-name="Strong_20_Emphasis">1.2 Add Conditions (Filtering)</text:span></text:h>
      <text:p text:style-name="Preformatted_20_Text"><text:span text:style-name="Source_20_Text">even_squares = [x**2 for x in range(10) if x % 2 == 0]</text:span></text:p>
      <text:p text:style-name="P2"><text:span text:style-name="Source_20_Text">print(even_squares) <text:s/># Output: [0, 4, 16, 36, 64]</text:span></text:p>
      <text:h text:style-name="Heading_20_3" text:outline-level="3"><text:span text:style-name="Strong_20_Emphasis">1.3 Nested Loops in List Comprehension</text:span></text:h>
      <text:p text:style-name="Preformatted_20_Text"><text:span text:style-name="Source_20_Text">pairs = [(x, y) for x in range(3) for y in range(2)]</text:span></text:p>
      <text:p text:style-name="P2"><text:span text:style-name="Source_20_Text">print(pairs) <text:s/># Output: [(0, 0), (0, 1), (1, 0), (1, 1), (2, 0), (2, 1)]</text:span></text:p>
      <text:h text:style-name="P3" text:outline-level="3"><text:soft-page-break/><text:span text:style-name="Strong_20_Emphasis">🧠 </text:span></text:h>
      <text:h text:style-name="P3" text:outline-level="3"><text:span text:style-name="Strong_20_Emphasis">Real-World Use Case</text:span></text:h>
      <text:p text:style-name="Text_20_body"><text:span text:style-name="Strong_20_Emphasis">Scenario:</text:span> Filter products that cost less than $50 from a list:</text:p>
      <text:p text:style-name="Preformatted_20_Text"><text:span text:style-name="Source_20_Text">products = ["Pen-10", "Notebook-60", "Ruler-30", "Bag-70"]</text:span></text:p>
      <text:p text:style-name="Preformatted_20_Text"><text:span text:style-name="Source_20_Text">cheap = [p for p in products if int(p.split('-')[1]) &lt; 50]</text:span></text:p>
      <text:p text:style-name="P2"><text:span text:style-name="Source_20_Text">print(cheap) <text:s/># Output: ['Pen-10', 'Ruler-30']</text:span></text:p>
      <text:h text:style-name="Heading_20_3" text:outline-level="3"><text:span text:style-name="Strong_20_Emphasis">💡 Try It Yourself</text:span></text:h>
      <text:p text:style-name="Text_20_body">Create a list of even numbers from 1 to 20:</text:p>
      <text:p text:style-name="Preformatted_20_Text"><text:span text:style-name="Source_20_Text">evens = [x for x in range(1, 21) if x % 2 == 0]</text:span></text:p>
      <text:p text:style-name="P2"><text:span text:style-name="Source_20_Text">print(evens)</text:span></text:p>
      <text:p text:style-name="Horizontal_20_Line"/>
      <text:h text:style-name="Heading_20_2" text:outline-level="2"><text:span text:style-name="Strong_20_Emphasis">PART 2: Functions as Objects (20 minutes)</text:span></text:h>
      <text:h text:style-name="Heading_20_3" text:outline-level="3"><text:span text:style-name="Strong_20_Emphasis">2.1 Functions Inside Functions</text:span></text:h>
      <text:p text:style-name="Preformatted_20_Text"><text:span text:style-name="Source_20_Text">def greet(name):</text:span></text:p>
      <text:p text:style-name="Preformatted_20_Text"><text:span text:style-name="Source_20_Text"><text:s text:c="4"/>def message():</text:span></text:p>
      <text:p text:style-name="Preformatted_20_Text"><text:span text:style-name="Source_20_Text"><text:s text:c="8"/>return f"Hello {name}!"</text:span></text:p>
      <text:p text:style-name="Preformatted_20_Text"><text:span text:style-name="Source_20_Text"><text:s text:c="4"/>return message</text:span></text:p>
      <text:p text:style-name="Preformatted_20_Text"/>
      <text:p text:style-name="Preformatted_20_Text"><text:span text:style-name="Source_20_Text">welcome = greet("Dennis")</text:span></text:p>
      <text:p text:style-name="P2"><text:span text:style-name="Source_20_Text">print(welcome()) <text:s/># Output: Hello Dennis!</text:span></text:p>
      <text:h text:style-name="Heading_20_3" text:outline-level="3"><text:span text:style-name="Strong_20_Emphasis">2.2 Return a Function</text:span></text:h>
      <text:p text:style-name="Preformatted_20_Text"><text:span text:style-name="Source_20_Text">def multiplier(factor):</text:span></text:p>
      <text:p text:style-name="Preformatted_20_Text"><text:span text:style-name="Source_20_Text"><text:s text:c="4"/>def multiply(num):</text:span></text:p>
      <text:p text:style-name="Preformatted_20_Text"><text:span text:style-name="Source_20_Text"><text:s text:c="8"/>return num * factor</text:span></text:p>
      <text:p text:style-name="Preformatted_20_Text"><text:span text:style-name="Source_20_Text"><text:s text:c="4"/>return multiply</text:span></text:p>
      <text:p text:style-name="Preformatted_20_Text"/>
      <text:p text:style-name="Preformatted_20_Text"><text:span text:style-name="Source_20_Text">double = multiplier(2)</text:span></text:p>
      <text:p text:style-name="P2"><text:span text:style-name="Source_20_Text">print(double(5)) <text:s/># Output: 10</text:span></text:p>
      <text:h text:style-name="Heading_20_3" text:outline-level="3"><text:span text:style-name="Strong_20_Emphasis">🧠 Real-World Example</text:span></text:h>
      <text:p text:style-name="Text_20_body">Creating <text:span text:style-name="Strong_20_Emphasis">price calculators</text:span>:</text:p>
      <text:p text:style-name="Preformatted_20_Text"><text:span text:style-name="Source_20_Text">def create_tax_calculator(rate):</text:span></text:p>
      <text:p text:style-name="Preformatted_20_Text"><text:span text:style-name="Source_20_Text"><text:s text:c="4"/>def apply_tax(price):</text:span></text:p>
      <text:p text:style-name="Preformatted_20_Text"><text:span text:style-name="Source_20_Text"><text:s text:c="8"/>return price * (1 + rate)</text:span></text:p>
      <text:p text:style-name="Preformatted_20_Text"><text:span text:style-name="Source_20_Text"><text:s text:c="4"/>return apply_tax</text:span></text:p>
      <text:p text:style-name="Preformatted_20_Text"/>
      <text:p text:style-name="Preformatted_20_Text"><text:span text:style-name="Source_20_Text">vat = create_tax_calculator(0.16)</text:span></text:p>
      <text:p text:style-name="P2"><text:span text:style-name="Source_20_Text">print(vat(100)) <text:s/># Output: 116.0</text:span></text:p>
      <text:p text:style-name="Horizontal_20_Line"/>
      <text:h text:style-name="Heading_20_2" text:outline-level="2"><text:soft-page-break/><text:span text:style-name="Strong_20_Emphasis">PART 3: Keyword and Default Arguments (20 minutes)</text:span></text:h>
      <text:h text:style-name="Heading_20_3" text:outline-level="3"><text:span text:style-name="Strong_20_Emphasis">3.1 Default Arguments</text:span></text:h>
      <text:p text:style-name="Preformatted_20_Text"><text:span text:style-name="Source_20_Text">def greet(name, message="Welcome!"):</text:span></text:p>
      <text:p text:style-name="Preformatted_20_Text"><text:span text:style-name="Source_20_Text"><text:s text:c="4"/>return f"Hello {name}, {message}"</text:span></text:p>
      <text:p text:style-name="Preformatted_20_Text"/>
      <text:p text:style-name="Preformatted_20_Text"><text:span text:style-name="Source_20_Text">print(greet("Dennis")) <text:s text:c="13"/># Output: Hello Dennis, Welcome!</text:span></text:p>
      <text:p text:style-name="P2"><text:span text:style-name="Source_20_Text">print(greet("Dennis", "Good job!")) <text:s/># Output: Hello Dennis, Good job!</text:span></text:p>
      <text:h text:style-name="Heading_20_3" text:outline-level="3"><text:span text:style-name="Strong_20_Emphasis">3.2 Keyword Arguments</text:span></text:h>
      <text:p text:style-name="Preformatted_20_Text"><text:span text:style-name="Source_20_Text">def profile(name, age, city):</text:span></text:p>
      <text:p text:style-name="Preformatted_20_Text"><text:span text:style-name="Source_20_Text"><text:s text:c="4"/>print(f"Name: {name}, Age: {age}, City: {city}")</text:span></text:p>
      <text:p text:style-name="Preformatted_20_Text"/>
      <text:p text:style-name="P2"><text:span text:style-name="Source_20_Text">profile(age=25, city="Nairobi", name="Faith")</text:span></text:p>
      <text:p text:style-name="Horizontal_20_Line"/>
      <text:h text:style-name="Heading_20_2" text:outline-level="2"><text:span text:style-name="Strong_20_Emphasis">PART 4: Debugging Like a Pro (30 minutes)</text:span></text:h>
      <text:h text:style-name="Heading_20_3" text:outline-level="3"><text:span text:style-name="Strong_20_Emphasis">4.1 What is Debugging?</text:span></text:h>
      <text:p text:style-name="Text_20_body">The process of finding and fixing errors (bugs) in your code.</text:p>
      <text:h text:style-name="Heading_20_3" text:outline-level="3"><text:span text:style-name="Strong_20_Emphasis">4.2 Glass Box vs. Black Box Testing</text:span></text:h>
      <text:list text:style-name="L2">
        <text:list-item>
          <text:p text:style-name="P4"><text:span text:style-name="Strong_20_Emphasis">Glass Box:</text:span> You know what the code looks like.</text:p>
        </text:list-item>
        <text:list-item>
          <text:p text:style-name="P4"><text:span text:style-name="Strong_20_Emphasis">Black Box:</text:span> You test the code without knowing how it works.</text:p>
        </text:list-item>
      </text:list>
      <text:h text:style-name="Heading_20_3" text:outline-level="3"><text:span text:style-name="Strong_20_Emphasis">4.3 Buggy Example</text:span></text:h>
      <text:p text:style-name="Preformatted_20_Text"><text:span text:style-name="Source_20_Text">def is_palindrome(s):</text:span></text:p>
      <text:p text:style-name="Preformatted_20_Text"><text:span text:style-name="Source_20_Text"><text:s text:c="4"/>temp = s</text:span></text:p>
      <text:p text:style-name="Preformatted_20_Text"><text:span text:style-name="Source_20_Text"><text:s text:c="4"/>temp.reverse() <text:s/># Error: strings don’t have reverse</text:span></text:p>
      <text:p text:style-name="P2"><text:span text:style-name="Source_20_Text"><text:s text:c="4"/>return temp == s</text:span></text:p>
      <text:h text:style-name="Heading_20_3" text:outline-level="3"><text:span text:style-name="Strong_20_Emphasis">Fix:</text:span></text:h>
      <text:p text:style-name="Preformatted_20_Text"><text:span text:style-name="Source_20_Text">def is_palindrome(s):</text:span></text:p>
      <text:p text:style-name="P2"><text:span text:style-name="Source_20_Text"><text:s text:c="4"/>return s == s[::-1]</text:span></text:p>
      <text:h text:style-name="Heading_20_3" text:outline-level="3"><text:span text:style-name="Strong_20_Emphasis">4.4 Mutability Trap</text:span></text:h>
      <text:p text:style-name="Preformatted_20_Text"><text:span text:style-name="Source_20_Text">def reverse_list(lst):</text:span></text:p>
      <text:p text:style-name="Preformatted_20_Text"><text:span text:style-name="Source_20_Text"><text:s text:c="4"/>temp = lst</text:span></text:p>
      <text:p text:style-name="Preformatted_20_Text"><text:span text:style-name="Source_20_Text"><text:s text:c="4"/>temp.reverse()</text:span></text:p>
      <text:p text:style-name="Preformatted_20_Text"><text:span text:style-name="Source_20_Text"><text:s text:c="4"/>return temp</text:span></text:p>
      <text:p text:style-name="Preformatted_20_Text"/>
      <text:p text:style-name="Preformatted_20_Text"><text:span text:style-name="Source_20_Text">nums = [1,2,3]</text:span></text:p>
      <text:p text:style-name="Preformatted_20_Text"><text:span text:style-name="Source_20_Text">print(reverse_list(nums)) <text:s/># Output: [3,2,1]</text:span></text:p>
      <text:p text:style-name="P2"><text:span text:style-name="Source_20_Text">print(nums) <text:s/># Output: [3,2,1] -- unexpected side effect!</text:span></text:p>
      <text:h text:style-name="Heading_20_3" text:outline-level="3"><text:soft-page-break/><text:span text:style-name="Strong_20_Emphasis">Fix:</text:span></text:h>
      <text:p text:style-name="Preformatted_20_Text"><text:span text:style-name="Source_20_Text">def reverse_list(lst):</text:span></text:p>
      <text:p text:style-name="Preformatted_20_Text"><text:span text:style-name="Source_20_Text"><text:s text:c="4"/>temp = lst[:]</text:span></text:p>
      <text:p text:style-name="Preformatted_20_Text"><text:span text:style-name="Source_20_Text"><text:s text:c="4"/>temp.reverse()</text:span></text:p>
      <text:p text:style-name="P2"><text:span text:style-name="Source_20_Text"><text:s text:c="4"/>return temp</text:span></text:p>
      <text:p text:style-name="Horizontal_20_Line"><text:span text:style-name="Strong_20_Emphasis"/></text:p>
      <text:h text:style-name="Heading_20_2" text:outline-level="2">✅ Summary</text:h>
      <text:list text:style-name="L3">
        <text:list-item>
          <text:p text:style-name="P5">List comprehensions simplify list building</text:p>
        </text:list-item>
        <text:list-item>
          <text:p text:style-name="P5">Functions are powerful objects</text:p>
        </text:list-item>
        <text:list-item>
          <text:p text:style-name="P5">Keyword and default arguments make functions flexible</text:p>
        </text:list-item>
        <text:list-item>
          <text:p text:style-name="P5">Debugging is essential in every real-world project</text:p>
        </text:list-item>
      </text:list>
      <text:p text:style-name="Text_20_body">Keep coding, keep building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1:59:12.191628422</meta:creation-date>
    <dc:date>2025-07-01T13:04:34.913619317</dc:date>
    <meta:editing-duration>PT10H55M38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4" meta:paragraph-count="102" meta:word-count="524" meta:character-count="3371" meta:non-whitespace-character-count="2833"/>
  </office:meta>
</office:document-meta>
</file>